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21"/>
      <text:p text:style-name="P16">%=TITRE=%,</text:p>
      <text:p text:style-name="P16"/>
      <text:p text:style-name="P16">Nous constatons que vous avez bénéficié des prestations de l'aide sociale jusqu'au %=DATEFINASSISTE=%. La contribution mensuelle qui vous était allouée à ce titre doit donc être supprimée à partir du %=DATEDEBUT=%.</text:p>
      <text:p text:style-name="P16"/>
      <text:p text:style-name="P16">Toutefois, étant donné que votre revenu déterminant valable pour l'année %=RELATIV1=% uniquement, s'èlève à CHF %=REVDET=%, nous avons le plaisir de vous annoncer que vous pouvez bénéficier des contributions suivantes :</text:p>
      <text:p text:style-name="P16">%#include AM_SUBSIDES#%</text:p>
      <text:p text:style-name="P16">%#include AM_INFO#%</text:p>
      <text:p text:style-name="P16">%#include AM_SIGNATURES#%</text:p>
      <text:p text:style-name="P22">%#include AM_REVENU_STANDARD#%</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asb</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8-11-21T14:47:28.61</dc:date>
    <meta:print-date>2003-09-10T06:53:00</meta:print-date>
    <meta:editing-cycles>115</meta:editing-cycles>
    <meta:editing-duration>PT7H6M34S</meta:editing-duration>
    <meta:document-statistic meta:table-count="0" meta:image-count="2" meta:object-count="0" meta:page-count="2" meta:paragraph-count="36" meta:word-count="299" meta:character-count="222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